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P10" style:parent-style-name="Normal" style:family="paragraph">
      <style:paragraph-properties fo:break-before="page"/>
      <style:text-properties fo:language="en" fo:country="US"/>
    </style:style>
  </office:automatic-styles>
  <office:body>
    <office:text text:use-soft-page-breaks="true">
      <text:p text:style-name="P1">fonctionAge( c :Date, n :Date) entier</text:p>
      <text:p text:style-name="Normal"><text:tab/>début</text:p>
      <text:p text:style-name="Normal"><text:tab/><text:tab/><text:span text:style-name="T2">difAnnee<text:s/></text:span><text:span text:style-name="T3">&lt;</text:span><text:span text:style-name="T4">- c.annee – n.annee</text:span><text:span text:style-name="T5">;</text:span></text:p>
      <text:p text:style-name="Normal"><text:span text:style-name="T6"><text:tab/></text:span><text:span text:style-name="T7"><text:tab/>Si c.mois &lt;</text:span>n.mois</text:p>
      <text:p text:style-name="Normal"><text:tab/><text:tab/><text:tab/>Alors</text:p>
      <text:p text:style-name="Normal"><text:tab/><text:tab/><text:tab/>Diffannee<text:s/><text:span text:style-name="T8">&lt;</text:span>- difannee -1</text:p>
      <text:p text:style-name="Normal"><text:tab/><text:tab/>Sinon</text:p>
      <text:p text:style-name="Normal"><text:tab/><text:tab/><text:tab/>Si c.mois ==n.mois</text:p>
      <text:p text:style-name="Normal"><text:tab/><text:tab/><text:tab/><text:tab/>Alors</text:p>
      <text:p text:style-name="Normal"><text:tab/><text:tab/><text:tab/><text:tab/><text:tab/>Diffannee<text:s/><text:span text:style-name="T9">&lt;</text:span>-diffannee -1</text:p>
      <text:p text:style-name="Normal"><text:tab/><text:tab/><text:tab/>Fsi</text:p>
      <text:p text:style-name="Normal"><text:tab/><text:tab/>Fsi</text:p>
      <text:p text:style-name="Normal"><text:tab/><text:tab/>Retourner(diffannee)</text:p>
      <text:p text:style-name="Normal"><text:tab/>Fin</text:p>
      <text:p text:style-name="Normal">Lexique :</text:p>
      <text:p text:style-name="Normal">C :date</text:p>
      <text:p text:style-name="Normal">Date=<text:s/>&lt;<text:s/>annee :entier, mois :entier, jour :entier&gt;</text:p>
      <text:p text:style-name="Normal">Diffannee :entier</text:p>
      <text:p text:style-name="Normal">N :date</text:p>
      <text:p text:style-name="P10"/>
      <text:p text:style-name="Normal">Fonction jourlendemain<text:s/><text:tab/></text:p>
      <text:p text:style-name="Normal"/>
      <text:p text:style-name="Normal"/>
      <text:p text:style-name="Normal"/>
      <text:p text:style-name="Normal">f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- Loïc -</meta:initial-creator>
    <dc:creator>- Loïc -</dc:creator>
    <meta:creation-date>2017-10-05T15:13:00Z</meta:creation-date>
    <dc:date>2017-10-05T15:50:00Z</dc:date>
    <meta:template xlink:href="Normal.dotm" xlink:type="simple"/>
    <meta:editing-cycles>3</meta:editing-cycles>
    <meta:editing-duration>PT2220S</meta:editing-duration>
    <meta:document-statistic meta:page-count="1" meta:paragraph-count="1" meta:word-count="57" meta:character-count="374" meta:row-count="2" meta:non-whitespace-character-count="318"/>
  </office:meta>
</office:document-meta>
</file>